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Standard">
      <style:text-properties officeooo:rsid="0017f8d7" officeooo:paragraph-rsid="0017f8d7"/>
    </style:style>
    <style:style style:name="P3" style:family="paragraph" style:parent-style-name="Standard">
      <style:text-properties loext:padding="0.049cm" loext:border="0.06pt solid #e1e5eb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ext_20_body">
      <style:text-properties officeooo:rsid="001bccf3" officeooo:paragraph-rsid="001bccf3"/>
    </style:style>
    <style:style style:name="P6" style:family="paragraph" style:parent-style-name="Text_20_body">
      <style:text-properties officeooo:rsid="001d3e50" officeooo:paragraph-rsid="001d3e50"/>
    </style:style>
    <style:style style:name="P7" style:family="paragraph" style:parent-style-name="Text_20_body">
      <style:text-properties officeooo:rsid="001ec408" officeooo:paragraph-rsid="001ec408"/>
    </style:style>
    <style:style style:name="P8" style:family="paragraph" style:parent-style-name="Text_20_body">
      <style:text-properties fo:color="#3d495c" style:font-name="Verdana" officeooo:rsid="001ec408" officeooo:paragraph-rsid="001ec408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"/>
    </style:style>
    <style:style style:name="P13" style:family="paragraph" style:parent-style-name="Text_20_body" style:list-style-name="L1">
      <style:text-properties officeooo:rsid="001add73" officeooo:paragraph-rsid="001add73"/>
    </style:style>
    <style:style style:name="P14" style:family="paragraph" style:parent-style-name="Text_20_body" style:list-style-name="L1">
      <style:text-properties officeooo:rsid="001bccf3" officeooo:paragraph-rsid="001bccf3"/>
    </style:style>
    <style:style style:name="P15" style:family="paragraph" style:parent-style-name="Text_20_body">
      <style:text-properties fo:color="#3d495c" style:font-name="Verdana"/>
    </style:style>
    <style:style style:name="P16" style:family="paragraph" style:parent-style-name="Text_20_body">
      <style:text-properties fo:color="#3d495c" style:font-name="Verdana" officeooo:rsid="001d3e50" officeooo:paragraph-rsid="001d3e50"/>
    </style:style>
    <style:style style:name="P17" style:family="paragraph" style:parent-style-name="Text_20_body">
      <style:text-properties officeooo:rsid="0026be3d" officeooo:paragraph-rsid="0026be3d"/>
    </style:style>
    <style:style style:name="P18" style:family="paragraph" style:parent-style-name="Text_20_body">
      <style:text-properties officeooo:rsid="0027a2c4" officeooo:paragraph-rsid="0027a2c4"/>
    </style:style>
    <style:style style:name="P19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0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1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2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color="#3d495c" style:font-name="Verdana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" officeooo:rsid="00206192" officeooo:paragraph-rsid="00206192"/>
    </style:style>
    <style:style style:name="P25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26" style:family="paragraph" style:parent-style-name="Text_20_body" style:list-style-name="L4">
      <style:paragraph-properties fo:margin-top="0cm" fo:margin-bottom="0cm" loext:contextual-spacing="false" fo:padding="0.049cm" fo:border="0.06pt solid #e1e5eb"/>
    </style:style>
    <style:style style:name="T1" style:family="text">
      <style:text-properties officeooo:rsid="001bccf3"/>
    </style:style>
    <style:style style:name="T2" style:family="text">
      <style:text-properties fo:font-weight="bold" loext:padding="0.049cm" loext:border="0.06pt solid #e1e5eb"/>
    </style:style>
    <style:style style:name="T3" style:family="text">
      <style:text-properties loext:padding="0.049cm" loext:border="0.06pt solid #e1e5eb"/>
    </style:style>
    <style:style style:name="T4" style:family="text">
      <style:text-properties fo:color="#e83e8c" style:font-name="SFMono-Regular" fo:font-size="10.5pt" loext:padding="0.049cm" loext:border="0.06pt solid #e1e5eb"/>
    </style:style>
    <style:style style:name="T5" style:family="text">
      <style:text-properties fo:color="#3d495c"/>
    </style:style>
    <style:style style:name="T6" style:family="text">
      <style:text-properties fo:color="#3d495c" style:font-name="Verdana"/>
    </style:style>
    <style:style style:name="T7" style:family="text">
      <style:text-properties fo:color="#3d495c" style:font-name="Verdana" loext:padding="0.049cm" loext:border="0.06pt solid #e1e5eb"/>
    </style:style>
    <style:style style:name="T8" style:family="text">
      <style:text-properties fo:color="#3d495c" style:font-name="Verdana1" fo:font-weight="bold" loext:padding="0.049cm" loext:border="0.06pt solid #e1e5eb"/>
    </style:style>
    <style:style style:name="T9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10" style:family="text">
      <style:text-properties officeooo:rsid="00206192"/>
    </style:style>
    <style:style style:name="T11" style:family="text">
      <style:text-properties officeooo:rsid="0027a2c4"/>
    </style:style>
    <style:style style:name="T12" style:family="text">
      <style:text-properties officeooo:rsid="002846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: Desenvolvimento front-end</text:p>
      <text:p text:style-name="P2">21/01/22</text:p>
      <text:h text:style-name="Heading_20_1" text:outline-level="1">Bloco 10: react</text:h>
      <text:p text:style-name="Text_20_body"><text:a xlink:type="simple" xlink:href="https://pt-br.reactjs.org/" text:style-name="Internet_20_link" text:visited-style-name="Visited_20_Internet_20_Link">https://pt-br.reactjs.org/</text:a></text:p>
      <text:h text:style-name="Heading_20_2" text:outline-level="2">Gerenciador de pacotes</text:h>
      <text:list xml:id="list3289208523" text:style-name="L1">
        <text:list-item>
          <text:p text:style-name="P13">Npm: gerenciador de pacotes do node → são pacotes de código feito por pessoas. Node package manager. Ele contém códigos em js que faz alguma coisa.</text:p>
        </text:list-item>
        <text:list-item>
          <text:p text:style-name="P13">Começando no repositório vazio: npm init → vai pedir algumas informações e eu posso digitar ou por npm init -y, o y é uma flag de yes que faz tudo ser nomeado com o padrão, depois surge o package json. Clicar no package e em scrip/test digitar: jest. Para instalar o jest: npm install –save-dev → significa que esse pacote só ficará disponível enquanto desenvolvo. Depois de instalar vai ser criada uma chave dev dependencies com a versão do jest. → Surge a pasta node modules com todos os pacotes do npm, ela não deve subir para o gitHub, por isso a por no .gitignore: node_modules/. Ela é criada automaticamente toda vez que damos npm install, por isso não precisa subir para o github, já que será baixada de qualquer forma.</text:p>
        </text:list-item>
        <text:list-item>
          <text:p text:style-name="P13">Para instalar o react npm i react.</text:p>
        </text:list-item>
        <text:list-item>
          <text:p text:style-name="P13">Npm instala o pacote no projeto. O npx executa o pacote no projeto.</text:p>
        </text:list-item>
        <text:list-item>
          <text:p text:style-name="P13">Cria um app do react: npx create-react-app nomePasta</text:p>
        </text:list-item>
        <text:list-item>
          <text:p text:style-name="P14">O create-react-app deve ser rodado com o npx porque só precisamos executá-lo uma vez.</text:p>
        </text:list-item>
      </text:list>
      <text:h text:style-name="Heading_20_2" text:outline-level="2">Testar o npm e npm</text:h>
      <text:p text:style-name="Text_20_body">npx create-react-app testando-meu-computador →<text:span text:style-name="T1"> dentro de um diretório vazio.</text:span></text:p>
      <text:p text:style-name="P5">Depois acesse a pasta: cd testando-meu-computador</text:p>
      <text:h text:style-name="Heading_20_3" text:outline-level="3">Se der problemas…</text:h>
      <text:p text:style-name="P4"><text:span text:style-name="T3">Caso tenha ocorrido algum erro, </text:span><text:span text:style-name="Strong_20_Emphasis"><text:span text:style-name="T2">verifique qual foi seu tipo de erro </text:span></text:span><text:span text:style-name="T3">e siga algum dos passos a seguir, caso contrário </text:span><text:span text:style-name="Strong_20_Emphasis"><text:span text:style-name="T2">pule essa parte </text:span></text:span><text:span text:style-name="T3">e siga para a parte </text:span><text:span text:style-name="Strong_20_Emphasis"><text:span text:style-name="T2">Continuando o teste </text:span></text:span><text:span text:style-name="T3">.</text:span></text:p>
      <text:list xml:id="list3655644137" text:style-name="L2">
        <text:list-item>
          <text:p text:style-name="P19"><text:span text:style-name="T3">Se seu problema foi com versionamento, siga para </text:span><text:span text:style-name="Source_20_Text"><text:span text:style-name="T4">Instalando o nvm</text:span></text:span></text:p>
        </text:list-item>
        <text:list-item>
          <text:p text:style-name="P25"><text:span text:style-name="T3">Se seu problema é ao digitar </text:span><text:span text:style-name="Source_20_Text"><text:span text:style-name="T4">npm start</text:span></text:span><text:span text:style-name="T3"> , em geral esse erro ocorre porque existe uma pasta node_modules no diretório pai. Verifique se no erro ele indica um caminho parecido com /home/minhaPastaPessoal/node_modules/babel-jest, acesse a minhaPastaPessoal, delete a node_modules, acesse a pasta testando-meu-computador e rode o comando </text:span><text:span text:style-name="Source_20_Text"><text:span text:style-name="T4">npm start</text:span></text:span><text:span text:style-name="T3"> novamente.</text:span></text:p>
        </text:list-item>
      </text:list>
      <text:h text:style-name="P1" text:outline-level="4"><text:soft-page-break/>Instalando o nvm</text:h>
      <text:p text:style-name="P9"><text:span text:style-name="Strong_20_Emphasis"><text:span text:style-name="T2">Atenção: </text:span></text:span><text:span text:style-name="T3">Só realize esse passo se você teve algum problema de versionamento ao rodar o comando do passo anterior. Caso contrário siga para </text:span><text:span text:style-name="Source_20_Text"><text:span text:style-name="T4">"Continuando o teste"</text:span></text:span><text:span text:style-name="T3"> .</text:span></text:p>
      <text:p text:style-name="Text_20_body"><text:span text:style-name="T3">Para instalar o </text:span><text:span text:style-name="Source_20_Text"><text:span text:style-name="T4">nvm</text:span></text:span><text:span text:style-name="T3"> vamos seguir quatro passos (o segundo é muito importante, </text:span><text:span text:style-name="Strong_20_Emphasis"><text:span text:style-name="T2">não deixe de fazer </text:span></text:span><text:span text:style-name="T3">!)</text:span></text:p>
      <text:list xml:id="list374234626" text:style-name="L3">
        <text:list-item>
          <text:p text:style-name="P20">Primeiro vamos rodar o comando abaixo no terminal.</text:p>
        </text:list-item>
      </text:list>
      <text:p text:style-name="P9"><text:span text:style-name="Emphasis"><text:span text:style-name="T3">Nota: </text:span></text:span><text:span text:style-name="T3">Caso você utilize outro terminal que não seja o </text:span><text:span text:style-name="Source_20_Text"><text:span text:style-name="T4">bash</text:span></text:span><text:span text:style-name="T3"> , troque, no comando, o </text:span><text:span text:style-name="Source_20_Text"><text:span text:style-name="T4">bash</text:span></text:span><text:span text:style-name="T3"> pelo nome do terminal que está utilizando. Por exemplo, se você está usando o </text:span><text:span text:style-name="Source_20_Text"><text:span text:style-name="T4">zsh</text:span></text:span><text:span text:style-name="T3"> , troque </text:span><text:span text:style-name="Strong_20_Emphasis"><text:span text:style-name="T2">bash </text:span></text:span><text:span text:style-name="T3">por </text:span><text:span text:style-name="Strong_20_Emphasis"><text:span text:style-name="T2">zsh </text:span></text:span><text:span text:style-name="T3">.</text:span></text:p>
      <text:p text:style-name="Text_20_body">curl -o- https://raw.githubusercontent.com/nvm-sh/nvm/v0.35.3/install.sh | bash</text:p>
      <text:list xml:id="list2769454143" text:style-name="L4">
        <text:list-item>
          <text:p text:style-name="P21"><text:span text:style-name="T3">Vamos fechar </text:span><text:span text:style-name="Strong_20_Emphasis"><text:span text:style-name="T2">TODAS </text:span></text:span><text:span text:style-name="T3">as abas abertas do terminal. Elas precisam ser fechadas para que o script do passo anterior seja carregado no terminal.</text:span></text:p>
        </text:list-item>
        <text:list-item>
          <text:p text:style-name="P26"><text:span text:style-name="T3">Agora vamos abrir novamente o terminal e rodar o comando abaixo. Esse comando retornará a versão do </text:span><text:span text:style-name="Source_20_Text"><text:span text:style-name="T4">nvm</text:span></text:span><text:span text:style-name="T3"> que acabamos de instalar, como o da foto na sequência:</text:span></text:p>
        </text:list-item>
      </text:list>
      <text:p text:style-name="Text_20_body">nvm –version</text:p>
      <text:p text:style-name="Text_20_body"><text:span text:style-name="T6">Caso apareça a mensagem listada abaixo, volte ao segundo passo e o faça corretamente, fechando </text:span><text:span text:style-name="Strong_20_Emphasis"><text:span text:style-name="T8">todas </text:span></text:span><text:span text:style-name="T6">as abas de terminal que estiverem abertas.</text:span></text:p>
      <text:p text:style-name="P15">bash: command not found: nvm</text:p>
      <text:list xml:id="list2985446679" text:style-name="L5">
        <text:list-item>
          <text:p text:style-name="P22">Por fim, após todos os procedimentos bem sucedidos, vamos rodar o último comando:</text:p>
        </text:list-item>
      </text:list>
      <text:p text:style-name="P10"/>
      <text:p text:style-name="P15">nvm install –lts</text:p>
      <text:p text:style-name="Standard"><text:span text:style-name="T7">Para evitar problemas com a versão do </text:span><text:span text:style-name="Source_20_Text"><text:span text:style-name="T4">node</text:span></text:span><text:span text:style-name="T7"> nos exercícios e projetos, é recomendado sempre usar a versão LTS (long-term support) da runtime. O comando anterior instala a última versão LTS atual do </text:span><text:span text:style-name="Source_20_Text"><text:span text:style-name="T4">node</text:span></text:span><text:span text:style-name="T7"> , que atualmente (13/01/2022) está na 16.13.2.</text:span></text:p>
      <text:p text:style-name="Standard"><text:span text:style-name="T3">Para verificar qual versão do </text:span><text:span text:style-name="Source_20_Text"><text:span text:style-name="T4">node</text:span></text:span><text:span text:style-name="T3"> que está sendo usada no momento, é só rodar o comando:</text:span></text:p>
      <text:p text:style-name="P15">node –version</text:p>
      <text:p text:style-name="Standard"><text:span text:style-name="T7">Antes de seguir para a parte </text:span><text:span text:style-name="Source_20_Text"><text:span text:style-name="T4">"Continuando o teste"</text:span></text:span><text:span text:style-name="T7"> , vamos rodar o comando abaixo, o mesmo que tinha dado erro antes, agora ele dará certo e poderemos prosseguir:</text:span></text:p>
      <text:p text:style-name="P3"/>
      <text:p text:style-name="P15">npx create-react-app testando-meu-computador</text:p>
      <text:p text:style-name="P15">********</text:p>
      <text:p text:style-name="P16">O npx demora a ser instalado, ao fim da instalação ele mostra um mini tutorial de como ser usado.</text:p>
      <text:p text:style-name="P16"><text:soft-page-break/>Entrar na pasta que criei conforme o terminal recomenda usando o cd e depois digitar: npm start</text:p>
      <text:p text:style-name="P16">Ele vai abrir uma página no navegador com uma imagem do react animada.</text:p>
      <text:h text:style-name="Heading_20_2" text:outline-level="2">Conceitos iniciais</text:h>
      <text:p text:style-name="Text_20_body"><text:span text:style-name="T6">A ideia principal é tornar possível dividir a sua aplicação em pequenos blocos, reutilizáveis ou não, que podem fazer a gestão das suas próprias informações através do seu estado, ou seja, reagir a eventos, interações, dados, etc. Toda vez que houver uma mudança em um componente, o </text:span><text:span text:style-name="Strong_20_Emphasis"><text:span text:style-name="Emphasis"><text:span text:style-name="T8">React </text:span></text:span></text:span><text:span text:style-name="T6">atua especificamente na renderização dele, sem que seja necessário atualizar os outros blocos.</text:span></text:p>
      <text:p text:style-name="P6"><text:span text:style-name="T6">História do react: </text:span><text:a xlink:type="simple" xlink:href="https://medium.com/@ppternunes/a-história-do-react-ba346c416fe1" text:style-name="Internet_20_link" text:visited-style-name="Visited_20_Internet_20_Link">https://medium.com/@ppternunes/a-hist%C3%B3ria-do-react-ba346c416fe1</text:a></text:p>
      <text:p text:style-name="P6"><text:span text:style-name="T6">Documentação: </text:span><text:a xlink:type="simple" xlink:href="https://pt-br.reactjs.org/docs/getting-started.html" text:style-name="Internet_20_link" text:visited-style-name="Visited_20_Internet_20_Link">https://pt-br.reactjs.org/docs/getting-started.html</text:a></text:p>
      <text:h text:style-name="Heading_20_2" text:outline-level="2">JSX</text:h>
      <text:p text:style-name="P6">Javascript syntax extension</text:p>
      <text:p text:style-name="P6">O JSX só funciona dentro do contexto do React, ele une JS com HTML.</text:p>
      <text:p text:style-name="P7">Com o JSX:</text:p>
      <text:p text:style-name="P6">const element = &lt;h1&gt;Hello, world!&lt;/h1&gt;;</text:p>
      <text:p text:style-name="P7">Sem o JSX: </text:p>
      <text:p text:style-name="P7"/>
      <text:p text:style-name="P7">const element = React.createElement("h1", null, "Hello, world")</text:p>
      <text:p text:style-name="P7"/>
      <text:p text:style-name="P8">Por ser um código Javascript, o JSX permite que se faça injeções de algoritmos dentro da estrutura HTML. Portanto, é possivel que se aplique diretamente na estrutura códigos que renderizarão outras diversas expressões, por exemplo:</text:p>
      <text:p text:style-name="P8"/>
      <text:p text:style-name="P8">const nome = 'Jorge Maravilha';</text:p>
      <text:p text:style-name="P8">const element = &lt;h1&gt;Hello, {nome}&lt;/h1&gt;;</text:p>
      <text:p text:style-name="P8">-----------------</text:p>
      <text:p text:style-name="P8"/>
      <text:p text:style-name="P8">function nomeCompleto (nome, sobrenome) {</text:p>
      <text:p text:style-name="P8"><text:s text:c="2"/>return `${nome} ${sobrenome}`;</text:p>
      <text:p text:style-name="P8">}</text:p>
      <text:p text:style-name="P8"/>
      <text:p text:style-name="P8"><text:soft-page-break/>const element = &lt;h1&gt;Hello, {nomeCompleto("Jorge", "Maravilha")}&lt;/h1&gt;;</text:p>
      <text:p text:style-name="P6">-----------------</text:p>
      <text:h text:style-name="Heading_20_2" text:outline-level="2">ReactDOM.render</text:h>
      <text:p text:style-name="P11"><text:span text:style-name="T6">O </text:span><text:span text:style-name="Source_20_Text"><text:span text:style-name="T9">ReactDOM.render</text:span></text:span><text:span text:style-name="T5"> </text:span><text:span text:style-name="T6">é o responsável por renderizar e atualizar seu código dentro do </text:span><text:span text:style-name="Strong_20_Emphasis"><text:span text:style-name="Emphasis"><text:span text:style-name="T8">HTML </text:span></text:span></text:span><text:span text:style-name="T6">, exibindo seus elementos </text:span><text:span text:style-name="Source_20_Text"><text:span text:style-name="T9">React</text:span></text:span><text:span text:style-name="T5"> </text:span><text:span text:style-name="T6">.</text:span></text:p>
      <text:p text:style-name="P12">Todas as vezes que fizermos alguma alteração no código, seja através de uma função ou interação de quem usa, o React DOM compara o elemento novo e seus elementos filhos com os anteriores e aplica mudanças somente onde é necessário para levar a aplicação ao estado desejado. </text:p>
      <text:h text:style-name="Heading_20_2" text:outline-level="2">CSS e import</text:h>
      <text:p text:style-name="P11"><text:span text:style-name="T6">Não é nada muito diferente do que você já vem fazendo. Assim como fazia no </text:span><text:span text:style-name="Source_20_Text"><text:span text:style-name="T9">HTML</text:span></text:span><text:span text:style-name="T5"> </text:span><text:span text:style-name="T6">você deve criar um arquivo para manter todo o seu </text:span><text:span text:style-name="Source_20_Text"><text:span text:style-name="T9">CSS</text:span></text:span><text:span text:style-name="T5"> </text:span><text:span text:style-name="T6">e então deverá importá-lo onde você deseja utiliza-lo e colocar as </text:span><text:span text:style-name="Source_20_Text"><text:span text:style-name="T9">classes</text:span></text:span><text:span text:style-name="T5"> </text:span><text:span text:style-name="T6">e </text:span><text:span text:style-name="Source_20_Text"><text:span text:style-name="T9">ids</text:span></text:span><text:span text:style-name="T5"> </text:span><text:span text:style-name="T6">que você criou nos elementos da sua página. </text:span></text:p>
      <text:h text:style-name="Heading_20_2" text:outline-level="2"><text:span text:style-name="T10">Cl</text:span>asses</text:h>
      <text:p text:style-name="P11"><text:span text:style-name="T6">Em </text:span><text:span text:style-name="Source_20_Text"><text:span text:style-name="T9">React</text:span></text:span><text:span text:style-name="T5"> </text:span><text:span text:style-name="T6">, classe é uma das formas de renderizar os componentes na página. Então quando um componente precisa ser alterado, utilizamos componentes de classe, para que possamos utilizar seus estados para realizar essas alterações.</text:span></text:p>
      <text:p text:style-name="P24">Classes agrupam funções que fazem sentido juntas.</text:p>
      <text:h text:style-name="Heading_20_2" text:outline-level="2">Métodos</text:h>
      <text:p text:style-name="P23">npx gus-generator</text:p>
      <text:h text:style-name="Heading_20_1" text:outline-level="1">Aula ao vivo</text:h>
      <text:p text:style-name="P17">Um componente é um conjunto de tags que eu declaro para resolver um problema. →<text:span text:style-name="T11"> são as tags que eu crio e chamo no app.js. → componentes são criados dentro de função.</text:span></text:p>
      <text:p text:style-name="P17">Posso por a extensão jx ou jsx para escrever em react.</text:p>
      <text:p text:style-name="P18">Classes fazem operações mais complexas, mas no fim fazem o mesmo que os componentes. <text:span text:style-name="T12">Classe tem a função render nati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4:37:05.074763737</meta:creation-date>
    <dc:date>2022-01-21T20:04:04.483108215</dc:date>
    <meta:editing-duration>PT2H36M5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74" meta:word-count="1076" meta:character-count="6576" meta:non-whitespace-character-count="5581"/>
  </office:meta>
</office:document-meta>
</file>